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c664" officeooo:paragraph-rsid="000ac664"/>
    </style:style>
    <style:style style:name="P2" style:family="paragraph" style:parent-style-name="Standard">
      <style:paragraph-properties fo:text-align="center" style:justify-single-word="false"/>
      <style:text-properties officeooo:rsid="000ac664" officeooo:paragraph-rsid="000ac664"/>
    </style:style>
    <style:style style:name="P3" style:family="paragraph" style:parent-style-name="Standard">
      <style:text-properties officeooo:rsid="000ac664" officeooo:paragraph-rsid="0016cc9d"/>
    </style:style>
    <style:style style:name="P4" style:family="paragraph" style:parent-style-name="Standard">
      <style:text-properties fo:font-weight="bold" officeooo:rsid="000ac664" officeooo:paragraph-rsid="000dff05" style:font-weight-asian="bold" style:font-weight-complex="bold"/>
    </style:style>
    <style:style style:name="P5" style:family="paragraph" style:parent-style-name="Standard">
      <style:text-properties fo:font-weight="bold" officeooo:rsid="000ac664" officeooo:paragraph-rsid="0014dbd8" style:font-weight-asian="bold" style:font-weight-complex="bold"/>
    </style:style>
    <style:style style:name="P6" style:family="paragraph" style:parent-style-name="Standard">
      <style:text-properties fo:font-weight="bold" officeooo:rsid="0014dbd8" officeooo:paragraph-rsid="0014dbd8" style:font-weight-asian="bold" style:font-weight-complex="bold"/>
    </style:style>
    <style:style style:name="P7" style:family="paragraph" style:parent-style-name="Standard">
      <style:text-properties fo:font-weight="bold" officeooo:rsid="000beae0" officeooo:paragraph-rsid="000beae0" style:font-weight-asian="bold" style:font-weight-complex="bold"/>
    </style:style>
    <style:style style:name="P8" style:family="paragraph" style:parent-style-name="Standard">
      <style:text-properties officeooo:rsid="000b1f45" officeooo:paragraph-rsid="000b1f45"/>
    </style:style>
    <style:style style:name="P9" style:family="paragraph" style:parent-style-name="Standard">
      <style:text-properties officeooo:rsid="000beae0" officeooo:paragraph-rsid="000beae0"/>
    </style:style>
    <style:style style:name="P10" style:family="paragraph" style:parent-style-name="Standard">
      <style:text-properties officeooo:rsid="000c04e9" officeooo:paragraph-rsid="000c04e9"/>
    </style:style>
    <style:style style:name="P11" style:family="paragraph" style:parent-style-name="Standard">
      <style:text-properties officeooo:rsid="000c04e9" officeooo:paragraph-rsid="000dff05"/>
    </style:style>
    <style:style style:name="P12" style:family="paragraph" style:parent-style-name="Standard">
      <style:text-properties officeooo:rsid="000dff05" officeooo:paragraph-rsid="000dff05"/>
    </style:style>
    <style:style style:name="P13" style:family="paragraph" style:parent-style-name="Standard">
      <style:text-properties officeooo:rsid="000dff05" officeooo:paragraph-rsid="001ddb7d"/>
    </style:style>
    <style:style style:name="P14" style:family="paragraph" style:parent-style-name="Standard">
      <style:text-properties officeooo:rsid="0013a7ad" officeooo:paragraph-rsid="0013a7ad"/>
    </style:style>
    <style:style style:name="P15" style:family="paragraph" style:parent-style-name="Standard">
      <style:text-properties officeooo:rsid="0013a7ad" officeooo:paragraph-rsid="0016cc9d"/>
    </style:style>
    <style:style style:name="P16" style:family="paragraph" style:parent-style-name="Standard">
      <style:text-properties officeooo:rsid="0013a7ad" officeooo:paragraph-rsid="0018e423"/>
    </style:style>
    <style:style style:name="P17" style:family="paragraph" style:parent-style-name="Standard">
      <style:text-properties officeooo:rsid="0013a7ad" officeooo:paragraph-rsid="001ddb7d"/>
    </style:style>
    <style:style style:name="P18" style:family="paragraph" style:parent-style-name="Standard">
      <style:text-properties officeooo:rsid="0014dbd8" officeooo:paragraph-rsid="0014dbd8"/>
    </style:style>
    <style:style style:name="P19" style:family="paragraph" style:parent-style-name="Standard">
      <style:text-properties officeooo:rsid="0014dbd8" officeooo:paragraph-rsid="000dff05"/>
    </style:style>
    <style:style style:name="P20" style:family="paragraph" style:parent-style-name="Standard">
      <style:text-properties fo:font-weight="normal" officeooo:rsid="000ac664" officeooo:paragraph-rsid="00165bcf" style:font-weight-asian="normal" style:font-weight-complex="normal"/>
    </style:style>
    <style:style style:name="P21" style:family="paragraph" style:parent-style-name="Standard">
      <style:text-properties fo:font-weight="normal" officeooo:rsid="000ac664" officeooo:paragraph-rsid="0016a9b6" style:font-weight-asian="normal" style:font-weight-complex="normal"/>
    </style:style>
    <style:style style:name="P22" style:family="paragraph" style:parent-style-name="Standard">
      <style:text-properties fo:font-weight="normal" officeooo:rsid="0016a9b6" officeooo:paragraph-rsid="0016a9b6" style:font-weight-asian="normal" style:font-weight-complex="normal"/>
    </style:style>
    <style:style style:name="P23" style:family="paragraph" style:parent-style-name="Standard">
      <style:text-properties fo:font-weight="normal" officeooo:rsid="0014dbd8" officeooo:paragraph-rsid="0014dbd8" style:font-weight-asian="normal" style:font-weight-complex="normal"/>
    </style:style>
    <style:style style:name="P24" style:family="paragraph" style:parent-style-name="Standard">
      <style:text-properties fo:font-weight="normal" officeooo:rsid="001ddb7d" officeooo:paragraph-rsid="001ddb7d" style:font-weight-asian="normal" style:font-weight-complex="normal"/>
    </style:style>
    <style:style style:name="P25" style:family="paragraph" style:parent-style-name="Standard">
      <style:text-properties officeooo:rsid="0016cc9d" officeooo:paragraph-rsid="001ddb7d"/>
    </style:style>
    <style:style style:name="P26" style:family="paragraph" style:parent-style-name="Standard">
      <style:text-properties officeooo:rsid="001cf9c9" officeooo:paragraph-rsid="001cf9c9"/>
    </style:style>
    <style:style style:name="P27" style:family="paragraph" style:parent-style-name="Standard">
      <style:text-properties officeooo:rsid="001ddb7d" officeooo:paragraph-rsid="001ddb7d"/>
    </style:style>
    <style:style style:name="P28" style:family="paragraph" style:parent-style-name="Standard">
      <style:text-properties officeooo:paragraph-rsid="001ddb7d"/>
    </style:style>
    <style:style style:name="P2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4dbd8" officeooo:paragraph-rsid="0014dbd8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3a7a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b1f45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ddb7d" style:font-size-asian="16pt" style:font-weight-asian="bold" style:font-size-complex="16pt" style:font-weight-complex="bold"/>
    </style:style>
    <style:style style:name="T5" style:family="text">
      <style:text-properties officeooo:rsid="000beae0"/>
    </style:style>
    <style:style style:name="T6" style:family="text">
      <style:text-properties officeooo:rsid="000dff05"/>
    </style:style>
    <style:style style:name="T7" style:family="text">
      <style:text-properties officeooo:rsid="0013a7ad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4dbd8"/>
    </style:style>
    <style:style style:name="T10" style:family="text">
      <style:text-properties style:text-position="super 58%"/>
    </style:style>
    <style:style style:name="T11" style:family="text">
      <style:text-properties officeooo:rsid="00165bcf"/>
    </style:style>
    <style:style style:name="T12" style:family="text">
      <style:text-properties officeooo:rsid="0016a9b6"/>
    </style:style>
    <style:style style:name="T13" style:family="text">
      <style:text-properties officeooo:rsid="0016cc9d"/>
    </style:style>
    <style:style style:name="T14" style:family="text">
      <style:text-properties officeooo:rsid="0018041d"/>
    </style:style>
    <style:style style:name="T15" style:family="text">
      <style:text-properties officeooo:rsid="0018e423"/>
    </style:style>
    <style:style style:name="T16" style:family="text">
      <style:text-properties officeooo:rsid="001cf9c9"/>
    </style:style>
    <style:style style:name="T17" style:family="text">
      <style:text-properties officeooo:rsid="001ddb7d"/>
    </style:style>
    <style:style style:name="T18" style:family="text">
      <style:text-properties officeooo:rsid="002503f3"/>
    </style:style>
    <style:style style:name="T19" style:family="text">
      <style:text-properties officeooo:rsid="002515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8"/><text:span text:style-name="T1"><text:s/></text:span><text:span text:style-name="T2">Collecting of </text:span><text:span text:style-name="T3">RAM DUMPS in f30c </text:span><text:span text:style-name="T4">&amp; F90M</text:span></text:p>
      <text:p text:style-name="P1"/>
      <text:p text:style-name="P8">1. <text:span text:style-name="T5">How to enable changes in source code .</text:span></text:p>
      <text:p text:style-name="P9">2. How collect dumps through QPST.</text:p>
      <text:p text:style-name="P9">3. How <text:span text:style-name="T16">to </text:span>analysis the dump with respect to different crashes</text:p>
      <text:p text:style-name="P9"/>
      <text:p text:style-name="P7">Enable changes in source code</text:p>
      <text:p text:style-name="P7"/>
      <text:p text:style-name="P6">1<text:span text:style-name="T10">st</text:span> level changes </text:p>
      <text:p text:style-name="P4">Steps: </text:p>
      <text:p text:style-name="P10"><text:span text:style-name="T6">1. </text:span>check wheather CONFIG_MSM_DLOAD_MODE is enbled in source </text:p>
      <text:p text:style-name="P11"><text:span text:style-name="T6"><text:s text:c="3"/></text:span>It should be enabled in <text:s/><text:span text:style-name="T6">LINUX/android/kernel/arch/arm/configs/msm8909_defconfig <text:s/>, msm8909_perf_defconfig files.</text:span></text:p>
      <text:p text:style-name="P12"><text:s text:c="3"/>This file <text:s/>msm8909_defconfig.c is called in qcom/msm8909_512/AndroidBoard.mk hence</text:p>
      <text:p text:style-name="P12"><text:s text:c="5"/>changes are made here . </text:p>
      <text:p text:style-name="P12"/>
      <text:p text:style-name="P12"><text:s text:c="7"/><text:span text:style-name="T14">Also set CONFIG_DEVMEM =y <text:s/>to get the serial number.</text:span></text:p>
      <text:p text:style-name="P26">2. <text:span text:style-name="T17">Build the code and flash it on device get serial number by below method </text:span></text:p>
      <text:p text:style-name="P14"><text:span text:style-name="T16">3</text:span>. Identify the device serial number by giving following commands</text:p>
      <text:p text:style-name="P14"><text:s text:c="3"/>adb devices</text:p>
      <text:p text:style-name="P14"><text:s text:c="2"/>adb root <text:s/></text:p>
      <text:p text:style-name="P14"><text:s text:c="2"/>adb remount </text:p>
      <text:p text:style-name="P14"><text:s text:c="2"/>adb shell /system/bin/r 0x00058008</text:p>
      <text:p text:style-name="P14"><text:s text:c="2"/>you will get 8digit serial number of device.</text:p>
      <text:p text:style-name="P14"><text:s/></text:p>
      <text:p text:style-name="P14"><text:span text:style-name="T17">4</text:span>. <text:s/>Apply the following changes for adding serial number</text:p>
      <text:p text:style-name="P14"/>
      <text:p text:style-name="P14">goto <text:s text:c="6"/><text:span text:style-name="T19">F220b/msm8905</text:span>/common/tools/sectools/config/89<text:span text:style-name="T18">09/</text:span>8909_secimage.xml</text:p>
      <text:p text:style-name="P14"/>
      <text:p text:style-name="P14">- <text:s text:c="2"/>&lt;debug&gt;0x0000000000000003&lt;/debug&gt;</text:p>
      <text:p text:style-name="P14">+ <text:s/>&lt;debug&gt;0x<text:span text:style-name="T8">10813638</text:span>00000003&lt;/debug&gt;</text:p>
      <text:p text:style-name="P14">here 10813638 is serial number </text:p>
      <text:p text:style-name="P14"/>
      <text:p text:style-name="P14">-&lt;crash_dump&gt;0x0ec5240c00000001&lt;/crash_dump&gt;</text:p>
      <text:p text:style-name="P14">+&lt;crash_dump&gt;0x<text:span text:style-name="T8">10813638</text:span>00000001&lt;/crash_dump&gt;</text:p>
      <text:p text:style-name="P16"><text:s/></text:p>
      <text:p text:style-name="P16"/>
      <text:p text:style-name="P16"><text:span text:style-name="T17">5.check </text:span><text:s/><text:span text:style-name="T15">static int download_mode = 1; in kernel/drivers/power/reset/msm-poweroff.c it should be enabled.</text:span></text:p>
      <text:p text:style-name="P16"><text:s/></text:p>
      <text:p text:style-name="P14"/>
      <text:p text:style-name="P14"><text:span text:style-name="T17">6</text:span>. <text:span text:style-name="T17">N</text:span>ow build the code as per build process <text:span text:style-name="T17">and flash it on same device (from where serial number collected ) using Qfil flat build . </text:span></text:p>
      <text:p text:style-name="P14"/>
      <text:p text:style-name="P12"><text:span text:style-name="T17">7</text:span>. After build sucessfully <text:span text:style-name="T7">flash the code using Qfil Flat build.</text:span></text:p>
      <text:p text:style-name="P19"/>
      <text:p text:style-name="P18"/>
      <text:p text:style-name="P6">Crashing Device:</text:p>
      <text:p text:style-name="P6"/>
      <text:p text:style-name="P23">1. check in <text:s/>Qpst device com port enabled or not <text:s/>and phone active state . Confirm that it should be</text:p>
      <text:p text:style-name="P23"><text:s text:c="5"/>enabled with portnumber and phone status should show msm8905 <text:s/></text:p>
      <text:p text:style-name="P6"><text:s/></text:p>
      <text:p text:style-name="P18"><text:soft-page-break/>2. Now give the following commands to crash the device</text:p>
      <text:p text:style-name="P18"><text:s text:c="4"/>adb devices </text:p>
      <text:p text:style-name="P18"><text:s text:c="4"/>adb root</text:p>
      <text:p text:style-name="P18"><text:s text:c="4"/>adb remount </text:p>
      <text:p text:style-name="P18"><text:s text:c="4"/>adb shell</text:p>
      <text:p text:style-name="P18"><text:s text:c="4"/>echo c &gt; /proc/sysrq-trigger</text:p>
      <text:p text:style-name="P18"/>
      <text:p text:style-name="P18">2. now the device <text:span text:style-name="T17">will </text:span>go into the crash state .</text:p>
      <text:p text:style-name="P18"/>
      <text:p text:style-name="P25"><text:span text:style-name="T17">3</text:span>. Whenever the device crashes, your device will go into Ramdump mode (900E). </text:p>
      <text:p text:style-name="P25"/>
      <text:p text:style-name="P25">5. In QPST, you will see a green color indicator which means that your dumps are downloading. </text:p>
      <text:p text:style-name="P25">Then just navigate through HELP→ Open Log file directory → Sahara </text:p>
      <text:p text:style-name="P27"><text:span text:style-name="T13">You can find the dumps under the same PORT_COM folder.</text:span> </text:p>
      <text:p text:style-name="P18"/>
      <text:p text:style-name="P24">6. later devices reboots itself.</text:p>
      <text:p text:style-name="P29"/>
      <text:p text:style-name="P29"/>
      <text:p text:style-name="P6"/>
      <text:p text:style-name="P6"/>
      <text:p text:style-name="P6"/>
      <text:p text:style-name="P6">2nd level changes <text:span text:style-name="T17">( if dump not collected )</text:span></text:p>
      <text:p text:style-name="P6"/>
      <text:p text:style-name="P24">Apply following changes in the code </text:p>
      <text:p text:style-name="P5"/>
      <text:p text:style-name="P20"><text:span text:style-name="T9">1. </text:span><text:s text:c="2"/><text:span text:style-name="T11">goto android/device/qcom/common/rootdir/etc/init.qcom.ssr.sh</text:span></text:p>
      <text:p text:style-name="P20"><text:s text:c="3"/><text:span text:style-name="T11">apply following changes </text:span></text:p>
      <text:p text:style-name="P20"/>
      <text:p text:style-name="P21"><text:s text:c="8"/><text:span text:style-name="T12">if [ $((subsys_mask &amp; 2)) == 2 ]; then </text:span></text:p>
      <text:p text:style-name="P22">- echo "related" &gt; /sys/bus/msm_subsys/devices/subsys0/restart_level</text:p>
      <text:p text:style-name="P22">+echo "system" &gt; /sys/bus/msm_subsys/devices/subsys0/restart_level</text:p>
      <text:p text:style-name="P22"/>
      <text:p text:style-name="P15"/>
      <text:p text:style-name="P17"><text:span text:style-name="T17">2</text:span>. <text:span text:style-name="T17">N</text:span>ow build the code as per build process <text:span text:style-name="T17">and flash it on same device (from where serial number collected ) using Qfil flat build . </text:span></text:p>
      <text:p text:style-name="P17"/>
      <text:p text:style-name="P13"><text:span text:style-name="T17">3</text:span>. After build sucessfully <text:span text:style-name="T7">flash the code using Qfil Flat build.</text:span></text:p>
      <text:p text:style-name="P28"/>
      <text:p text:style-name="P27">4. repeat the crash process again 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1:23:48.792088761</meta:creation-date>
    <dc:date>2021-05-28T15:30:25.635099398</dc:date>
    <meta:editing-duration>PT23H9M12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399" meta:character-count="2781" meta:non-whitespace-character-count="2297"/>
  </office:meta>
</office:document-meta>
</file>